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ELGAR DORREGARAY ADELINA ANTONIE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1990246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Y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400448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ELGAR DORREGARAY ADELINA ANTONIET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1990246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40044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0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0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5108484</text:p>
          </table:table-cell>
          <table:table-cell table:style-name="Tabla2.D3" office:value-type="string">
            <text:p text:style-name="P17">2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22:27:5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